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WW8Num2">
      <style:paragraph-properties fo:line-height="150%" fo:text-align="justify" style:justify-single-word="false"/>
      <style:text-properties fo:font-size="13.5pt" officeooo:paragraph-rsid="001f9880" style:font-size-asian="13.5pt" style:font-size-complex="13.5pt"/>
    </style:style>
    <style:style style:name="P2" style:family="paragraph" style:parent-style-name="Standard" style:list-style-name="WW8Num2">
      <style:paragraph-properties fo:line-height="150%" fo:text-align="justify" style:justify-single-word="false"/>
      <style:text-properties fo:font-size="13.5pt" officeooo:paragraph-rsid="001f9880" style:font-size-asian="13.5pt"/>
    </style:style>
    <style:style style:name="P3" style:family="paragraph" style:parent-style-name="Standard">
      <style:paragraph-properties fo:line-height="150%" fo:text-align="justify" style:justify-single-word="false"/>
      <style:text-properties fo:font-size="13.5pt" officeooo:paragraph-rsid="001f9880" style:font-size-asian="13.5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f9880" style:font-size-asian="12.25pt" style:font-size-complex="14pt"/>
    </style:style>
    <style:style style:name="P5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paragraph-rsid="001f9880" style:font-size-asian="14pt"/>
    </style:style>
    <style:style style:name="P6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rsid="00146b93" officeooo:paragraph-rsid="001f9880" style:font-size-asian="14pt"/>
    </style:style>
    <style:style style:name="P7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fo:language="uk" fo:country="UA" officeooo:paragraph-rsid="001f9880" style:font-size-asian="14pt" style:font-size-complex="14pt"/>
    </style:style>
    <style:style style:name="P8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rsid="000d760e" officeooo:paragraph-rsid="001f9880" style:font-size-asian="14pt"/>
    </style:style>
    <style:style style:name="P9" style:family="paragraph" style:parent-style-name="Standard">
      <style:paragraph-properties fo:margin-left="0mm" fo:margin-right="0mm" fo:line-height="150%" fo:text-align="end" style:justify-single-word="false" fo:text-indent="12.51mm" style:auto-text-indent="false"/>
      <style:text-properties style:font-name="Times New Roman" fo:font-size="14pt" fo:language="uk" fo:country="UA" officeooo:paragraph-rsid="001f9880" style:font-size-asian="14pt"/>
    </style:style>
    <style:style style:name="P10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paragraph-rsid="001f9880" style:font-size-asian="14pt"/>
    </style:style>
    <style:style style:name="P11" style:family="paragraph" style:parent-style-name="Standard">
      <style:paragraph-properties fo:margin-left="0mm" fo:margin-right="0mm" fo:line-height="150%" fo:text-align="end" style:justify-single-word="false" fo:text-indent="12.51mm" style:auto-text-indent="false"/>
      <style:text-properties style:font-name="Times New Roman" fo:font-size="14pt" fo:language="uk" fo:country="UA" officeooo:rsid="00070754" officeooo:paragraph-rsid="001f9880" style:font-size-asian="14pt"/>
    </style:style>
    <style:style style:name="P12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fo:language="uk" fo:country="UA" fo:font-weight="bold" officeooo:paragraph-rsid="001f9880" style:font-size-asian="14pt" style:font-weight-asian="bold" style:font-size-complex="16pt"/>
    </style:style>
    <style:style style:name="P13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officeooo:paragraph-rsid="001f9880"/>
    </style:style>
    <style:style style:name="P14" style:family="paragraph" style:parent-style-name="Standard" style:master-page-name="Standard">
      <style:paragraph-properties fo:margin-left="0mm" fo:margin-right="0mm" fo:line-height="150%" fo:text-align="end" style:justify-single-word="false" fo:text-indent="12.51mm" style:auto-text-indent="false" style:page-number="auto"/>
      <style:text-properties style:font-name="Times New Roman" fo:font-size="14pt" fo:language="uk" fo:country="UA" officeooo:paragraph-rsid="001f9880" style:font-size-asian="14pt"/>
    </style:style>
    <style:style style:name="P15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fo:font-size="13.5pt" officeooo:paragraph-rsid="001f9880" style:font-size-asian="13.5pt" style:font-size-complex="13.5pt"/>
    </style:style>
    <style:style style:name="T1" style:family="text">
      <style:text-properties fo:language="uk" fo:country="UA" officeooo:rsid="00146b93"/>
    </style:style>
    <style:style style:name="T2" style:family="text">
      <style:text-properties fo:language="uk" fo:country="UA" officeooo:rsid="000d760e"/>
    </style:style>
    <style:style style:name="T3" style:family="text">
      <style:text-properties fo:language="uk" fo:country="UA" style:font-size-complex="14pt"/>
    </style:style>
    <style:style style:name="T4" style:family="text">
      <style:text-properties fo:language="uk" fo:country="UA" officeooo:rsid="00146b93" style:font-size-complex="14pt"/>
    </style:style>
    <style:style style:name="T5" style:family="text">
      <style:text-properties fo:language="uk" fo:country="UA" officeooo:rsid="001f9880" style:font-size-complex="14pt"/>
    </style:style>
    <style:style style:name="T6" style:family="text">
      <style:text-properties fo:language="uk" fo:country="UA" officeooo:rsid="00146b93" style:font-size-complex="13.5pt"/>
    </style:style>
    <style:style style:name="T7" style:family="text">
      <style:text-properties fo:language="uk" fo:country="UA" officeooo:rsid="000d760e" style:font-size-complex="13.5pt"/>
    </style:style>
    <style:style style:name="T8" style:family="text">
      <style:text-properties fo:language="uk" fo:country="UA" officeooo:rsid="001f9880"/>
    </style:style>
    <style:style style:name="T9" style:family="text">
      <style:text-properties officeooo:rsid="0014a613"/>
    </style:style>
    <style:style style:name="T10" style:family="text">
      <style:text-properties officeooo:rsid="000d760e"/>
    </style:style>
    <style:style style:name="T11" style:family="text">
      <style:text-properties officeooo:rsid="001f9880"/>
    </style:style>
    <style:style style:name="T12" style:family="text">
      <style:text-properties style:font-name="Times New Roman" fo:font-size="14pt" fo:language="uk" fo:country="UA" officeooo:rsid="00146b93" style:font-size-asian="14pt"/>
    </style:style>
    <style:style style:name="T13" style:family="text">
      <style:text-properties style:font-name="Times New Roman" fo:font-size="14pt" fo:language="uk" fo:country="UA" officeooo:rsid="001f9880" style:font-size-asian="14pt"/>
    </style:style>
    <style:style style:name="T14" style:family="text">
      <style:text-properties style:font-name="Times New Roman" fo:font-size="14pt" fo:language="uk" fo:country="UA" officeooo:rsid="0014a613" style:font-size-asian="14pt"/>
    </style:style>
    <style:style style:name="T15" style:family="text">
      <style:text-properties style:font-name="Times New Roman" fo:font-size="14pt" fo:language="uk" fo:country="UA" officeooo:rsid="00146b93" style:font-size-asian="14pt" style:font-size-complex="13.5pt"/>
    </style:style>
    <style:style style:name="T16" style:family="text">
      <style:text-properties style:font-name="Times New Roman" fo:font-size="14pt" fo:language="uk" fo:country="UA" style:font-size-asian="14pt" style:font-size-complex="14pt"/>
    </style:style>
    <style:style style:name="T17" style:family="text">
      <style:text-properties style:font-name="Times New Roman" fo:font-size="14pt" fo:language="uk" fo:country="UA" officeooo:rsid="000d760e" style:font-size-asian="14pt" style:font-size-complex="14pt"/>
    </style:style>
    <style:style style:name="T18" style:family="text">
      <style:text-properties style:font-size-complex="13.5pt"/>
    </style:style>
    <style:style style:name="T19" style:family="text">
      <style:text-properties officeooo:rsid="00070754"/>
    </style:style>
    <style:style style:name="T20" style:family="text">
      <style:text-properties fo:font-size="14pt" fo:language="uk" fo:country="UA" style:font-size-asian="14pt"/>
    </style:style>
    <style:style style:name="T21" style:family="text">
      <style:text-properties fo:font-size="14pt" fo:language="uk" fo:country="UA" officeooo:rsid="00070754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В спеціалізовану вчену раду</text:p>
      <text:p text:style-name="P9">Д <text:span text:style-name="T19">26.002.04</text:span> в <text:span text:style-name="T19">НТУУ “КПІ”</text:span></text:p>
      <text:p text:style-name="P9"><text:span text:style-name="T19">03056</text:span>, м. <text:span text:style-name="T19">Київ</text:span>, </text:p>
      <text:p text:style-name="P11">просп. Перемоги, 37</text:p>
      <text:p text:style-name="P10"/>
      <text:p text:style-name="P12">Відгук</text:p>
      <text:p text:style-name="P12"/>
      <text:p text:style-name="P13"><text:span text:style-name="T20">на автореферат дисертації </text:span><text:span text:style-name="T21">Гуменного Дмитра Олександровича<text:line-break/></text:span><text:span text:style-name="T20">«</text:span><text:span text:style-name="T21">Автоматизація процесу керування усталеним рухом антропоморфного крокуючого апарата</text:span><text:span text:style-name="T20">», поданої на здобуття наукового ступеня кандидата </text:span><text:span text:style-name="T21">технічних наук</text:span><text:span text:style-name="T20"> за спеціальністю</text:span></text:p>
      <text:p text:style-name="P7"><text:span text:style-name="T19">05</text:span>.<text:span text:style-name="T19">13</text:span>.0<text:span text:style-name="T19">7</text:span> – <text:span text:style-name="T19">автоматизація процесів керування</text:span></text:p>
      <text:p text:style-name="P7"/>
      <text:p text:style-name="P15"><text:tab/>Актуальність розглянутих автором питань підтверджується численними кількістю наукових публікацій в провідних виданнях світу за останні 10-12 років, створеними експериментальними зразками антропоморфних роботів у таких технічно передових <text:s/>країнах, як США, Японія, Франція, інших, проведенням щорічних змагань таких апаратів провідних компаній в галузі роботобудування.</text:p>
      <text:p text:style-name="P15"><text:tab/>Задачі стійкості антропоморфних роботів в умовах динамічного руху на довільній поверхні призводить до необхідності розгляду складних модеделей їх описуякі включають статику та динаміку як руху самого апарату, так і його рухомих частин, а також врахування точності систем вимірювання та команд контура управління, що розглядається автором в рефераті.</text:p>
      <text:p text:style-name="P15"><text:tab/>Незважаючи на це, можна визначити недоліки викладеного в рефераті матеріалу:</text:p>
      <text:list xml:id="list4442692685330056356" text:style-name="WW8Num2">
        <text:list-item>
          <text:p text:style-name="P1">В рефераті не розглянуті питання оптимізації розміру стопи АКА в залежності від ваги апарату у запропонованих моделях.</text:p>
        </text:list-item>
        <text:list-item>
          <text:p text:style-name="P1">Система (26) описує зв’язок запасу стійкості АКА <text:s/>з його вагою і не включає параметрів моментів інерції апарату, що може зменьшувати фактичних запас стійкості при його сталому русі.</text:p>
        </text:list-item>
        <text:list-item>
          <text:p text:style-name="P1">Не показано, як впливає інерційність контура управління на гранічні <text:soft-page-break/>умови зони стійкості АКА.</text:p>
        </text:list-item>
        <text:list-item>
          <text:p text:style-name="P1">Рівняння (4-5) та(11-12) не описують положення та управління маятника-балансира, який приведений на стор.3.</text:p>
        </text:list-item>
        <text:list-item>
          <text:p text:style-name="P2"><text:span text:style-name="T18">В рефераті присутні синтаксичні та стилістичні помилки на сторінках 3, 6, 10-11, 17.</text:span></text:p>
        </text:list-item>
      </text:list>
      <text:p text:style-name="P3"><text:span text:style-name="T15"><text:tab/></text:span><text:span text:style-name="T12">Не зважаючи на зауваження до автореферату дисертації, Гуменним Д. О. </text:span><text:span text:style-name="T13">значний</text:span><text:span text:style-name="T12"> обсяг </text:span><text:span text:style-name="T14">наукової</text:span><text:span text:style-name="T12"> роботи та показано </text:span><text:span text:style-name="T14">що вона має значні </text:span><text:span text:style-name="T12">перспективи </text:span><text:span text:style-name="T14">на подальші дослідження.</text:span></text:p>
      <text:p text:style-name="P3"><text:span text:style-name="T16"><text:tab/>Виходячи із змісту автореферату дисертації, публікацій дисертант</text:span><text:span text:style-name="T17">а та теми роботи</text:span><text:span text:style-name="T16"> необхідно зробити висновок, що дисертація </text:span><text:span text:style-name="T17">Гуменного Д. О.</text:span><text:span text:style-name="T16"> на здобуття наукового ступеня кандидата </text:span><text:span text:style-name="T17">технічних наук</text:span><text:span text:style-name="T16"> відповідає встановленим вимогам, а її автор заслуговує на присудження наукового ступеня кандидата </text:span><text:span text:style-name="T17">технічних наук</text:span><text:span text:style-name="T16"> за спеціальністю </text:span><text:span text:style-name="T17">05.13.07</text:span><text:span text:style-name="T16"> — </text:span><text:span text:style-name="T17">автоматизація процесів керування</text:span><text:span text:style-name="T16">.</text:span></text:p>
      <text:p text:style-name="P4"/>
      <text:p text:style-name="P4"/>
      <text:p text:style-name="P8"><text:span text:style-name="T11">Перший заступник Генерального конструктора -</text:span></text:p>
      <text:p text:style-name="P8"><text:span text:style-name="T11">Генерального директора по системному</text:span></text:p>
      <text:p text:style-name="P5"><text:span text:style-name="T8">проектуванню ДП “КБ “Південне””</text:span><text:span text:style-name="T6"><text:tab/><text:tab/></text:span><text:span text:style-name="T7"><text:tab/></text:span><text:span text:style-name="T3"> <text:s text:c="16"/></text:span><text:span text:style-name="T5">О. П. Кушнарь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9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1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WW8Num2z0" style:family="text">
      <style:text-properties fo:font-size="13.5pt" style:font-size-asian="13.5pt" style:font-size-complex="13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ytro Humennyi</meta:initial-creator>
    <meta:creation-date>2016-06-18T12:09:22.320614006</meta:creation-date>
    <dc:date>2016-06-18T12:23:08.157293673</dc:date>
    <dc:creator>Dmytro Humennyi</dc:creator>
    <meta:editing-duration>P0D</meta:editing-duration>
    <meta:editing-cycles>1</meta:editing-cycles>
    <meta:document-statistic meta:table-count="0" meta:image-count="0" meta:object-count="0" meta:page-count="2" meta:paragraph-count="20" meta:word-count="316" meta:character-count="2428" meta:non-whitespace-character-count="2108"/>
    <meta:generator>LibreOffice/4.2.8.2$Linux_X86_64 LibreOffice_project/420m0$Build-2</meta:generator>
  </office:meta>
</office:document-meta>
</file>